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398in"/>
    </style:style>
    <style:style style:name="co8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0709in"/>
    </style:style>
    <style:style style:name="co4" style:family="table-column">
      <style:table-column-properties fo:break-before="auto" style:column-width="4.0898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1.0516in"/>
    </style:style>
    <style:style style:name="co7" style:family="table-column">
      <style:table-column-properties fo:break-before="auto" style:column-width="2.0618in"/>
    </style:style>
    <style:style style:name="co10" style:family="table-column">
      <style:table-column-properties fo:break-before="auto" style:column-width="1.7339in"/>
    </style:style>
    <style:style style:name="co11" style:family="table-column">
      <style:table-column-properties fo:break-before="auto" style:column-width="2.307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order-bottom="0.0346in solid #000000" fo:border-left="none" fo:border-right="none" fo:border-top="none"/>
    </style:style>
    <style:style style:name="ce3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7" table:default-cell-style-name="Default"/>
        <table:table-row table:style-name="ro1">
          <table:table-cell table:style-name="ce2" office:value-type="string">
            <text:p>Designato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2" office:value-type="string">
            <text:p>MPN1</text:p>
          </table:table-cell>
          <table:table-cell table:style-name="ce2" office:value-type="string">
            <text:p>MPN2</text:p>
          </table:table-cell>
          <table:table-cell table:style-name="ce2" office:value-type="string">
            <text:p>MPN3</text:p>
          </table:table-cell>
          <table:table-cell table:style-name="ce2" office:value-type="string">
            <text:p>Alt Value</text:p>
          </table:table-cell>
          <table:table-cell table:style-name="ce2" table:number-columns-repeated="1016"/>
        </table:table-row>
        <table:table-row table:style-name="ro1">
          <table:table-cell office:value-type="string">
            <text:p>D5,D3</text:p>
          </table:table-cell>
          <table:table-cell office:value-type="string">
            <text:p>D_DO-41_SOD81_P7.62mm_Horizontal</text:p>
          </table:table-cell>
          <table:table-cell office:value-type="float" office:value="2">
            <text:p>2</text:p>
          </table:table-cell>
          <table:table-cell office:value-type="string">
            <text:p>1N5818</text:p>
          </table:table-cell>
          <table:table-cell table:style-name="ce1" office:value-type="string">
            <text:p>1N5818</text:p>
          </table:table-cell>
          <table:table-cell office:value-type="string">
            <text:p>1N5819</text:p>
          </table:table-cell>
          <table:table-cell table:number-columns-repeated="1018"/>
        </table:table-row>
        <table:table-row table:style-name="ro1">
          <table:table-cell office:value-type="string">
            <text:p>D4</text:p>
          </table:table-cell>
          <table:table-cell office:value-type="string">
            <text:p>D_DO-41_SOD81_P7.62mm_Horizonta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1N5919BG</text:p>
          </table:table-cell>
          <table:table-cell table:number-columns-repeated="1019"/>
        </table:table-row>
        <table:table-row table:style-name="ro1">
          <table:table-cell office:value-type="string">
            <text:p>D6,D2,D1</text:p>
          </table:table-cell>
          <table:table-cell office:value-type="string">
            <text:p>D_DO-41_SOD81_P7.62mm_Horizont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1N4004</text:p>
          </table:table-cell>
          <table:table-cell table:number-columns-repeated="1019"/>
        </table:table-row>
        <table:table-row table:style-name="ro1">
          <table:table-cell office:value-type="string">
            <text:p>R8,R12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MFR-25FBF52-10K</text:p>
          </table:table-cell>
          <table:table-cell table:number-columns-repeated="1019"/>
        </table:table-row>
        <table:table-row table:style-name="ro1">
          <table:table-cell office:value-type="string">
            <text:p>R1,R2,R4,R6</text:p>
          </table:table-cell>
          <table:table-cell office:value-type="string">
            <text:p>R_Axial_DIN0207_L6.3mm_D2.5mm_P7.62mm_Horizontal</text:p>
          </table:table-cell>
          <table:table-cell office:value-type="float" office:value="4">
            <text:p>4</text:p>
          </table:table-cell>
          <table:table-cell office:value-type="string">
            <text:p>2k</text:p>
          </table:table-cell>
          <table:table-cell office:value-type="string">
            <text:p>MFR-25FBF52-2K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office:value-type="string">
            <text:p>MFR-25FBF52-1K</text:p>
          </table:table-cell>
          <table:table-cell table:number-columns-repeated="1019"/>
        </table:table-row>
        <table:table-row table:style-name="ro1">
          <table:table-cell office:value-type="string">
            <text:p>R3,R5</text:p>
          </table:table-cell>
          <table:table-cell office:value-type="string">
            <text:p>R_Axial_DIN0411_L9.9mm_D3.6mm_P12.70mm_Horizontal</text:p>
          </table:table-cell>
          <table:table-cell office:value-type="float" office:value="2">
            <text:p>2</text:p>
          </table:table-cell>
          <table:table-cell office:value-type="string">
            <text:p>160r 2w</text:p>
          </table:table-cell>
          <table:table-cell office:value-type="string">
            <text:p>FMP200FRF52-160R</text:p>
          </table:table-cell>
          <table:table-cell office:value-type="string">
            <text:p>ERG-2SJ161</text:p>
          </table:table-cell>
          <table:table-cell office:value-type="string">
            <text:p>PR02000201600JR500</text:p>
          </table:table-cell>
          <table:table-cell office:value-type="string">
            <text:p>(16r 2w for 5v only) RR02J16RTB</text:p>
          </table:table-cell>
          <table:table-cell table:number-columns-repeated="1016"/>
        </table:table-row>
        <table:table-row table:style-name="ro1">
          <table:table-cell office:value-type="string">
            <text:p>R11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1k 0.1%</text:p>
          </table:table-cell>
          <table:table-cell office:value-type="string">
            <text:p>YR1B1K0CC</text:p>
          </table:table-cell>
          <table:table-cell office:value-type="string">
            <text:p>MFP-25BRD52-1K</text:p>
          </table:table-cell>
          <table:table-cell table:number-columns-repeated="1018"/>
        </table:table-row>
        <table:table-row table:style-name="ro1">
          <table:table-cell office:value-type="string">
            <text:p>R10</text:p>
          </table:table-cell>
          <table:table-cell office:value-type="string">
            <text:p>R_Axial_DIN0207_L6.3mm_D2.5mm_P7.62mm_Horizontal</text:p>
          </table:table-cell>
          <table:table-cell office:value-type="float" office:value="1">
            <text:p>1</text:p>
          </table:table-cell>
          <table:table-cell office:value-type="string">
            <text:p>3k9 0.1%</text:p>
          </table:table-cell>
          <table:table-cell office:value-type="string">
            <text:p>MFP-25BRD52-3K9</text:p>
          </table:table-cell>
          <table:table-cell office:value-type="string">
            <text:p>H83K9BDA</text:p>
          </table:table-cell>
          <table:table-cell table:number-columns-repeated="1018"/>
        </table:table-row>
        <table:table-row table:style-name="ro1">
          <table:table-cell office:value-type="string">
            <text:p>R9,R7</text:p>
          </table:table-cell>
          <table:table-cell office:value-type="string">
            <text:p>R_Axial_DIN0207_L6.3mm_D2.5mm_P7.62mm_Horizontal</text:p>
          </table:table-cell>
          <table:table-cell office:value-type="float" office:value="2">
            <text:p>2</text:p>
          </table:table-cell>
          <table:table-cell office:value-type="string">
            <text:p>2k49 0.1%</text:p>
          </table:table-cell>
          <table:table-cell office:value-type="string">
            <text:p>YR1B2K49CC</text:p>
          </table:table-cell>
          <table:table-cell table:number-columns-repeated="1019"/>
        </table:table-row>
        <table:table-row table:style-name="ro1">
          <table:table-cell office:value-type="string">
            <text:p>RN4,RN1,RN6</text:p>
          </table:table-cell>
          <table:table-cell office:value-type="string">
            <text:p>R_Array_SIP8</text:p>
          </table:table-cell>
          <table:table-cell office:value-type="float" office:value="3">
            <text:p>3</text:p>
          </table:table-cell>
          <table:table-cell office:value-type="string">
            <text:p>1k</text:p>
          </table:table-cell>
          <table:table-cell office:value-type="string">
            <text:p>4608X-102-102LF</text:p>
          </table:table-cell>
          <table:table-cell office:value-type="string">
            <text:p>CSC08A031K00GEK</text:p>
          </table:table-cell>
          <table:table-cell table:number-columns-repeated="1018"/>
        </table:table-row>
        <table:table-row table:style-name="ro1">
          <table:table-cell office:value-type="string">
            <text:p>RN5,RN2</text:p>
          </table:table-cell>
          <table:table-cell office:value-type="string">
            <text:p>R_Array_SIP6</text:p>
          </table:table-cell>
          <table:table-cell office:value-type="float" office:value="2">
            <text:p>2</text:p>
          </table:table-cell>
          <table:table-cell office:value-type="string">
            <text:p>470r</text:p>
          </table:table-cell>
          <table:table-cell office:value-type="string">
            <text:p>4606X-102-471LF</text:p>
          </table:table-cell>
          <table:table-cell office:value-type="string">
            <text:p>L063S471LF</text:p>
          </table:table-cell>
          <table:table-cell table:number-columns-repeated="1018"/>
        </table:table-row>
        <table:table-row table:style-name="ro1">
          <table:table-cell office:value-type="string">
            <text:p>RN3</text:p>
          </table:table-cell>
          <table:table-cell office:value-type="string">
            <text:p>R_Array_SIP9</text:p>
          </table:table-cell>
          <table:table-cell office:value-type="float" office:value="1">
            <text:p>1</text:p>
          </table:table-cell>
          <table:table-cell office:value-type="string">
            <text:p>100k</text:p>
          </table:table-cell>
          <table:table-cell office:value-type="string">
            <text:p>4609X-101-104LF</text:p>
          </table:table-cell>
          <table:table-cell office:value-type="string">
            <text:p>CSC09A01100KGEK</text:p>
          </table:table-cell>
          <table:table-cell table:number-columns-repeated="1018"/>
        </table:table-row>
        <table:table-row table:style-name="ro1">
          <table:table-cell office:value-type="string">
            <text:p>LED4,LED2,LED3,LED1</text:p>
          </table:table-cell>
          <table:table-cell office:value-type="string">
            <text:p>LED_D3.0mm</text:p>
          </table:table-cell>
          <table:table-cell office:value-type="float" office:value="4">
            <text:p>4</text:p>
          </table:table-cell>
          <table:table-cell office:value-type="string">
            <text:p>RED</text:p>
          </table:table-cell>
          <table:table-cell office:value-type="string">
            <text:p>SLX-LX3044HD</text:p>
          </table:table-cell>
          <table:table-cell office:value-type="string">
            <text:p>LTL-4221N</text:p>
          </table:table-cell>
          <table:table-cell table:number-columns-repeated="1018"/>
        </table:table-row>
        <table:table-row table:style-name="ro1">
          <table:table-cell office:value-type="string">
            <text:p>C11,C17</text:p>
          </table:table-cell>
          <table:table-cell office:value-type="string">
            <text:p>C_Disc_D3.8mm_W2.6mm_P2.50mm</text:p>
          </table:table-cell>
          <table:table-cell office:value-type="float" office:value="2">
            <text:p>2</text:p>
          </table:table-cell>
          <table:table-cell office:value-type="string">
            <text:p>u01</text:p>
          </table:table-cell>
          <table:table-cell office:value-type="string">
            <text:p>SR155C103KARTR1</text:p>
          </table:table-cell>
          <table:table-cell office:value-type="string">
            <text:p>K103K15X7RF5TL2</text:p>
          </table:table-cell>
          <table:table-cell table:number-columns-repeated="1018"/>
        </table:table-row>
        <table:table-row table:style-name="ro1">
          <table:table-cell office:value-type="string">
            <text:p>C14,C16,C20,C13,C9,C3</text:p>
          </table:table-cell>
          <table:table-cell office:value-type="string">
            <text:p>C_Disc_D3.8mm_W2.6mm_P2.50mm</text:p>
          </table:table-cell>
          <table:table-cell office:value-type="float" office:value="6">
            <text:p>6</text:p>
          </table:table-cell>
          <table:table-cell office:value-type="string">
            <text:p>u22</text:p>
          </table:table-cell>
          <table:table-cell office:value-type="string">
            <text:p>FK18X7R1H224K</text:p>
          </table:table-cell>
          <table:table-cell office:value-type="string">
            <text:p>FG18X7R1H224KRT06</text:p>
          </table:table-cell>
          <table:table-cell office:value-type="string">
            <text:p>RHEL81H224K1A2H03B</text:p>
          </table:table-cell>
          <table:table-cell table:number-columns-repeated="1017"/>
        </table:table-row>
        <table:table-row table:style-name="ro1">
          <table:table-cell office:value-type="string">
            <text:p>C10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4n7</text:p>
          </table:table-cell>
          <table:table-cell office:value-type="string">
            <text:p>K472K15X7RF5TL2</text:p>
          </table:table-cell>
          <table:table-cell office:value-type="string">
            <text:p>FK18X7R1H472K</text:p>
          </table:table-cell>
          <table:table-cell table:number-columns-repeated="1018"/>
        </table:table-row>
        <table:table-row table:style-name="ro1">
          <table:table-cell office:value-type="string">
            <text:p>C18,C1</text:p>
          </table:table-cell>
          <table:table-cell office:value-type="string">
            <text:p>C_Disc_D6.0mm_W2.5mm_P5.00mm</text:p>
          </table:table-cell>
          <table:table-cell office:value-type="float" office:value="2">
            <text:p>2</text:p>
          </table:table-cell>
          <table:table-cell office:value-type="string">
            <text:p>1u</text:p>
          </table:table-cell>
          <table:table-cell office:value-type="string">
            <text:p>RDER71H105K2K1H03B</text:p>
          </table:table-cell>
          <table:table-cell table:number-columns-repeated="1019"/>
        </table:table-row>
        <table:table-row table:style-name="ro1">
          <table:table-cell office:value-type="string">
            <text:p>C21</text:p>
          </table:table-cell>
          <table:table-cell office:value-type="string">
            <text:p>C_Disc_D3.8mm_W2.6mm_P2.50mm</text:p>
          </table:table-cell>
          <table:table-cell office:value-type="float" office:value="1">
            <text:p>1</text:p>
          </table:table-cell>
          <table:table-cell office:value-type="string">
            <text:p>u33</text:p>
          </table:table-cell>
          <table:table-cell office:value-type="string">
            <text:p>RCER71H334K1A2H03B</text:p>
          </table:table-cell>
          <table:table-cell office:value-type="string">
            <text:p>FG18X7R1H334KRT06</text:p>
          </table:table-cell>
          <table:table-cell office:value-type="string">
            <text:p>RHEL81H334K1A2H03B</text:p>
          </table:table-cell>
          <table:table-cell table:number-columns-repeated="1017"/>
        </table:table-row>
        <table:table-row table:style-name="ro1">
          <table:table-cell office:value-type="string">
            <text:p>C5,C15,C19,C2,C12,C8,C6</text:p>
          </table:table-cell>
          <table:table-cell office:value-type="string">
            <text:p>C_Disc_D3.8mm_W2.6mm_P2.50mm</text:p>
          </table:table-cell>
          <table:table-cell office:value-type="float" office:value="7">
            <text:p>7</text:p>
          </table:table-cell>
          <table:table-cell office:value-type="string">
            <text:p>u1</text:p>
          </table:table-cell>
          <table:table-cell office:value-type="string">
            <text:p>K104K15X7RF53L2</text:p>
          </table:table-cell>
          <table:table-cell office:value-type="string">
            <text:p>RCER71H104K0DBH03A</text:p>
          </table:table-cell>
          <table:table-cell table:number-columns-repeated="1018"/>
        </table:table-row>
        <table:table-row table:style-name="ro1">
          <table:table-cell office:value-type="string">
            <text:p>C4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TAP106K035SCS</text:p>
          </table:table-cell>
          <table:table-cell office:value-type="string">
            <text:p>T350G106K035AT</text:p>
          </table:table-cell>
          <table:table-cell table:number-columns-repeated="1018"/>
        </table:table-row>
        <table:table-row table:style-name="ro1">
          <table:table-cell office:value-type="string">
            <text:p>C7</text:p>
          </table:table-cell>
          <table:table-cell office:value-type="string">
            <text:p>CP_Radial_Tantal_D6.0mm_P2.50mm</text:p>
          </table:table-cell>
          <table:table-cell office:value-type="float" office:value="1">
            <text:p>1</text:p>
          </table:table-cell>
          <table:table-cell office:value-type="string">
            <text:p>47u</text:p>
          </table:table-cell>
          <table:table-cell office:value-type="string">
            <text:p>TAP476K006SCS</text:p>
          </table:table-cell>
          <table:table-cell office:value-type="string">
            <text:p>T350F476K006AT</text:p>
          </table:table-cell>
          <table:table-cell table:number-columns-repeated="1018"/>
        </table:table-row>
        <table:table-row table:style-name="ro1">
          <table:table-cell office:value-type="string">
            <text:p>U1</text:p>
          </table:table-cell>
          <table:table-cell office:value-type="string">
            <text:p>TO-220_Vertical</text:p>
          </table:table-cell>
          <table:table-cell office:value-type="float" office:value="1">
            <text:p>1</text:p>
          </table:table-cell>
          <table:table-cell office:value-type="string">
            <text:p>LM2940T-5.0</text:p>
          </table:table-cell>
          <table:table-cell office:value-type="string">
            <text:p>LM2940T-5.0/NOPB</text:p>
          </table:table-cell>
          <table:table-cell office:value-type="string">
            <text:p>LM2940T-5.0/LF08</text:p>
          </table:table-cell>
          <table:table-cell table:number-columns-repeated="1018"/>
        </table:table-row>
        <table:table-row table:style-name="ro1">
          <table:table-cell office:value-type="string">
            <text:p>U2</text:p>
          </table:table-cell>
          <table:table-cell office:value-type="string">
            <text:p>RV_Disc_D15.5_W4.2_P7.5</text:p>
          </table:table-cell>
          <table:table-cell office:value-type="float" office:value="1">
            <text:p>1</text:p>
          </table:table-cell>
          <table:table-cell office:value-type="string">
            <text:p>ERZ</text:p>
          </table:table-cell>
          <table:table-cell office:value-type="string">
            <text:p>ERZ-V14D220</text:p>
          </table:table-cell>
          <table:table-cell office:value-type="string">
            <text:p>B72214S0140K101</text:p>
          </table:table-cell>
          <table:table-cell table:number-columns-repeated="1018"/>
        </table:table-row>
        <table:table-row table:style-name="ro1">
          <table:table-cell office:value-type="string">
            <text:p>IC4</text:p>
          </table:table-cell>
          <table:table-cell office:value-type="string">
            <text:p>8 POSITION 2.54MM FEMALE TIN</text:p>
          </table:table-cell>
          <table:table-cell office:value-type="float" office:value="2">
            <text:p>2</text:p>
          </table:table-cell>
          <table:table-cell office:value-type="string">
            <text:p>DRV8825</text:p>
          </table:table-cell>
          <table:table-cell office:value-type="string">
            <text:p>929974-01-08-RK</text:p>
          </table:table-cell>
          <table:table-cell table:number-columns-repeated="1019"/>
        </table:table-row>
        <table:table-row table:style-name="ro1">
          <table:table-cell office:value-type="string">
            <text:p>IC3</text:p>
          </table:table-cell>
          <table:table-cell office:value-type="string">
            <text:p>4 POSITION 2.54MM FEMALE TIN</text:p>
          </table:table-cell>
          <table:table-cell office:value-type="float" office:value="2">
            <text:p>2</text:p>
          </table:table-cell>
          <table:table-cell office:value-type="string">
            <text:p>Dual VR C</text:p>
          </table:table-cell>
          <table:table-cell office:value-type="string">
            <text:p>929974-01-04-RK</text:p>
          </table:table-cell>
          <table:table-cell table:number-columns-repeated="1019"/>
        </table:table-row>
        <table:table-row table:style-name="ro1">
          <table:table-cell office:value-type="string">
            <text:p>IC2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SP721</text:p>
          </table:table-cell>
          <table:table-cell office:value-type="string">
            <text:p>SP721APP</text:p>
          </table:table-cell>
          <table:table-cell table:number-columns-repeated="1019"/>
        </table:table-row>
        <table:table-row table:style-name="ro1">
          <table:table-cell office:value-type="string">
            <text:p>IC1</text:p>
          </table:table-cell>
          <table:table-cell office:value-type="string">
            <text:p>DIP-8_W7.62mm_Socket</text:p>
          </table:table-cell>
          <table:table-cell office:value-type="float" office:value="1">
            <text:p>1</text:p>
          </table:table-cell>
          <table:table-cell office:value-type="string">
            <text:p>TC4424</text:p>
          </table:table-cell>
          <table:table-cell office:value-type="string">
            <text:p>TC4424AVPA</text:p>
          </table:table-cell>
          <table:table-cell table:style-name="ce1" office:value-type="string">
            <text:p>TC4424EPA</text:p>
          </table:table-cell>
          <table:table-cell table:style-name="ce1" office:value-type="string">
            <text:p>IXDN602PI</text:p>
          </table:table-cell>
          <table:table-cell table:number-columns-repeated="1017"/>
        </table:table-row>
        <table:table-row table:style-name="ro1">
          <table:table-cell office:value-type="string">
            <text:p>Q4,Q3,Q6,Q5,Q2,Q1</text:p>
          </table:table-cell>
          <table:table-cell office:value-type="string">
            <text:p>TO-220_Vertic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STP62NS04Z</text:p>
          </table:table-cell>
          <table:table-cell office:value-type="string">
            <text:p>STP75NS04Z</text:p>
          </table:table-cell>
          <table:table-cell table:number-columns-repeated="1018"/>
        </table:table-row>
        <table:table-row table:style-name="ro1">
          <table:table-cell office:value-type="string">
            <text:p>Q7</text:p>
          </table:table-cell>
          <table:table-cell office:value-type="string">
            <text:p>TO-92</text:p>
          </table:table-cell>
          <table:table-cell office:value-type="float" office:value="1">
            <text:p>1</text:p>
          </table:table-cell>
          <table:table-cell office:value-type="string">
            <text:p>2N2222</text:p>
          </table:table-cell>
          <table:table-cell office:value-type="string">
            <text:p>PN2222</text:p>
          </table:table-cell>
          <table:table-cell table:number-columns-repeated="1019"/>
        </table:table-row>
        <table:table-row table:style-name="ro1">
          <table:table-cell office:value-type="string">
            <text:p>P1</text:p>
          </table:table-cell>
          <table:table-cell office:value-type="string">
            <text:p>Molex_Microfit3_Header_02x12_Straight_43045-242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2412</text:p>
          </table:table-cell>
          <table:table-cell office:value-type="string">
            <text:p>5-794630-4</text:p>
          </table:table-cell>
          <table:table-cell table:number-columns-repeated="1018"/>
        </table:table-row>
        <table:table-row table:style-name="ro1">
          <table:table-cell office:value-type="string">
            <text:p>P2</text:p>
          </table:table-cell>
          <table:table-cell office:value-type="string">
            <text:p>Molex_Microfit3_Header_02x02_Angled_43045-040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43045-0400</text:p>
          </table:table-cell>
          <table:table-cell table:number-columns-repeated="1019"/>
        </table:table-row>
        <table:table-row table:style-name="ro1">
          <table:table-cell office:value-type="string">
            <text:p>P3</text:p>
          </table:table-cell>
          <table:table-cell office:value-type="string">
            <text:p>Pin_Header_Straight_1x04_Pitch2.54mm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JP5,JP3</text:p>
          </table:table-cell>
          <table:table-cell office:value-type="string">
            <text:p>Pin_Header_Straight_1x02_Pitch2.54m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JP4,JP2,JP1</text:p>
          </table:table-cell>
          <table:table-cell office:value-type="string">
            <text:p>Pin_Header_Straight_1x03_Pitch2.54m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3</text:p>
          </table:table-cell>
          <table:table-cell office:value-type="string">
            <text:p>MPX4250A</text:p>
          </table:table-cell>
          <table:table-cell office:value-type="float" office:value="1">
            <text:p>1</text:p>
          </table:table-cell>
          <table:table-cell office:value-type="string">
            <text:p>MPX4250A</text:p>
          </table:table-cell>
          <table:table-cell office:value-type="string">
            <text:p>MPX4250A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HUN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2-382811-1</text:p>
          </table:table-cell>
          <table:table-cell office:value-type="string">
            <text:p>STC02SYA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 POSITION 2.54MM MALE TIN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68001-400HLF</text:p>
          </table:table-cell>
          <table:table-cell office:value-type="string">
            <text:p>(8 position) PREC008SAAN-R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IP-8_W7.62mm_Socket NOT RECOMMENDED FOR IC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10-99-308-41-001000</text:p>
          </table:table-cell>
          <table:table-cell office:value-type="string">
            <text:p>AR 08 HZL-T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om car harness</text:p>
          </table:table-cell>
          <table:table-cell office:value-type="string">
            <text:p>Wire Housing 3mm connector-24 position</text:p>
          </table:table-cell>
          <table:table-cell/>
          <table:table-cell table:style-name="Default"/>
          <table:table-cell office:value-type="string">
            <text:p>2-794617-4</text:p>
          </table:table-cell>
          <table:table-cell table:number-columns-repeated="1019"/>
        </table:table-row>
        <table:table-row table:style-name="ro1">
          <table:table-cell office:value-type="string">
            <text:p>From car harness for stepper</text:p>
          </table:table-cell>
          <table:table-cell office:value-type="string">
            <text:p>Wire Housing 3mm connector-4 position</text:p>
          </table:table-cell>
          <table:table-cell/>
          <table:table-cell table:style-name="Default"/>
          <table:table-cell office:value-type="string">
            <text:p>794617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male pins for above</text:p>
          </table:table-cell>
          <table:table-cell/>
          <table:table-cell table:style-name="Default"/>
          <table:table-cell office:value-type="string">
            <text:p>794606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For routing 24-pins to case end</text:p>
          </table:table-cell>
          <table:table-cell office:value-type="string">
            <text:p>Panel Mount 3mm housing-24 position</text:p>
          </table:table-cell>
          <table:table-cell/>
          <table:table-cell table:style-name="Default"/>
          <table:table-cell office:value-type="string">
            <text:p>2-794615-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le pins for above</text:p>
          </table:table-cell>
          <table:table-cell/>
          <table:table-cell table:style-name="Default"/>
          <table:table-cell office:value-type="string">
            <text:p>1-794608-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1N58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N5919BG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N40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2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FR16S0006800JA50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02000201600JR5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P-25BRD52-3K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FS1/4DCT52R249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FS1/4DCT52R1001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8X-102-102LF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606X-102-471LF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609X-101-104L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LX-LX3044H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R155C103KARTR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K18X7R1H224K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K472K15X7RF5TL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K14X7R1H105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CER71H334K1A2H03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104K15X7RF53L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TAP106K035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AP476K006SC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M2940T-5.0/NOP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RZ-V14D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29974-01-08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929974-01-04-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721A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XDN602PI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TP62NS04Z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N22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-640456-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40456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PX4250A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-382811-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68000-408HLF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3-640620-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-640620-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3-640620-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110-99-308-41-001000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11/17/2017</text:date>, <text:time>21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Markel</meta:printed-by>
    <meta:print-date>2017-07-18T12:55:10.06</meta:print-date>
    <dc:date>2017-11-17T21:23:14.67</dc:date>
    <dc:creator>Markel</dc:creator>
    <meta:generator>OpenOffice/4.1.3$Win32 OpenOffice.org_project/413m1$Build-9783</meta:generator>
    <meta:editing-duration>P12DT8H5M6S</meta:editing-duration>
    <meta:editing-cycles>33</meta:editing-cycles>
    <meta:document-statistic meta:table-count="2" meta:cell-count="308" meta:object-count="0"/>
  </office:meta>
</office:document-meta>
</file>